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5eb91e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cm"/>
      <style:text-properties fo:color="#000000"/>
    </style:style>
    <style:style style:name="ce11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  <style:text-properties fo:color="#000000"/>
    </style:style>
    <style:style style:name="ce17" style:family="table-cell" style:parent-style-name="Default" style:data-style-name="N0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cm"/>
      <style:text-properties fo:color="#000000"/>
    </style:style>
    <style:style style:name="ce22" style:family="table-cell" style:parent-style-name="Default" style:data-style-name="N0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background-color="#ff5429" style:text-align-source="fix" style:repeat-content="false" fo:border="0.74pt solid #000000"/>
      <style:paragraph-properties fo:text-align="center" fo:margin-left="0cm"/>
      <style:text-properties fo:color="#000000"/>
    </style:style>
    <style:style style:name="ce27" style:family="table-cell" style:parent-style-name="Default" style:data-style-name="N0">
      <style:table-cell-properties fo:background-color="#ffaa95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cm"/>
      <style:text-properties fo:color="#000000"/>
    </style:style>
    <style:style style:name="ce32" style:family="table-cell" style:parent-style-name="Default" style:data-style-name="N0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 table:number-rows-repeated="3">
          <table:table-cell table:number-columns-repeated="16384"/>
        </table:table-row>
        <table:table-row table:style-name="ro2">
          <table:table-cell/>
          <table:table-cell table:style-name="ce3"/>
          <table:table-cell table:style-name="ce19" office:value-type="string" calcext:value-type="string" table:number-columns-spanned="10" table:number-rows-spanned="1">
            <text:p>Python</text:p>
          </table:table-cell>
          <table:covered-table-cell table:number-columns-repeated="9" table:style-name="ce19"/>
          <table:table-cell table:number-columns-repeated="16372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Iterações</text:p>
          </table:table-cell>
          <table:table-cell table:style-name="ce19" office:value-type="string" calcext:value-type="string" table:number-columns-spanned="10" table:number-rows-spanned="1">
            <text:p>Tamanho das matrizes</text:p>
          </table:table-cell>
          <table:covered-table-cell table:number-columns-repeated="9" table:style-name="ce19"/>
          <table:table-cell table:number-columns-repeated="16372"/>
        </table:table-row>
        <table:table-row table:style-name="ro2">
          <table:table-cell/>
          <table:covered-table-cell table:style-name="ce3"/>
          <table:table-cell table:style-name="ce29" office:value-type="string" calcext:value-type="string" table:number-columns-spanned="2" table:number-rows-spanned="1">
            <text:p>512x512</text:p>
          </table:table-cell>
          <table:covered-table-cell table:style-name="ce29"/>
          <table:table-cell table:style-name="ce39" office:value-type="string" calcext:value-type="string" table:number-columns-spanned="2" table:number-rows-spanned="1">
            <text:p>1024x1024</text:p>
          </table:table-cell>
          <table:covered-table-cell table:style-name="ce39"/>
          <table:table-cell table:style-name="ce44" office:value-type="string" calcext:value-type="string" table:number-columns-spanned="2" table:number-rows-spanned="1">
            <text:p>2048x2048</text:p>
          </table:table-cell>
          <table:covered-table-cell table:style-name="ce44"/>
          <table:table-cell table:style-name="ce49" office:value-type="string" calcext:value-type="string" table:number-columns-spanned="2" table:number-rows-spanned="1">
            <text:p><text:s/>4096x4096</text:p>
          </table:table-cell>
          <table:covered-table-cell table:style-name="ce49"/>
          <table:table-cell table:style-name="ce54" office:value-type="string" calcext:value-type="string" table:number-columns-spanned="2" table:number-rows-spanned="1">
            <text:p>8192x8192</text:p>
          </table:table-cell>
          <table:covered-table-cell table:style-name="ce54"/>
          <table:table-cell table:number-columns-repeated="1637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7.670087" calcext:value-type="float">
            <text:p>7.670087</text:p>
          </table:table-cell>
          <table:table-cell table:style-name="ce9" office:value-type="float" office:value="7.668497" calcext:value-type="float">
            <text:p>7.668497</text:p>
          </table:table-cell>
          <table:table-cell table:style-name="ce15" office:value-type="float" office:value="75.242795" calcext:value-type="float">
            <text:p>75.242795</text:p>
          </table:table-cell>
          <table:table-cell table:style-name="ce15" office:value-type="float" office:value="75.227619" calcext:value-type="float">
            <text:p>75.227619</text:p>
          </table:table-cell>
          <table:table-cell table:style-name="ce20" office:value-type="float" office:value="684.369546" calcext:value-type="float">
            <text:p>684.369546</text:p>
          </table:table-cell>
          <table:table-cell table:style-name="ce20" office:value-type="float" office:value="684.272743" calcext:value-type="float">
            <text:p>684.272743</text:p>
          </table:table-cell>
          <table:table-cell table:style-name="ce25" office:value-type="float" office:value="6361.547874" calcext:value-type="float">
            <text:p>6361.547874</text:p>
          </table:table-cell>
          <table:table-cell table:style-name="ce25" office:value-type="float" office:value="6356.015189" calcext:value-type="float">
            <text:p>6356.015189</text:p>
          </table:table-cell>
          <table:table-cell table:style-name="ce30" office:value-type="float" office:value="62428.148787" calcext:value-type="float">
            <text:p>62428.148787</text:p>
          </table:table-cell>
          <table:table-cell table:style-name="ce30" office:value-type="float" office:value="62404.48787" calcext:value-type="float">
            <text:p>62404.48787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9" office:value-type="float" office:value="7.721842" calcext:value-type="float">
            <text:p>7.721842</text:p>
          </table:table-cell>
          <table:table-cell table:style-name="ce9" office:value-type="float" office:value="7.72061" calcext:value-type="float">
            <text:p>7.72061</text:p>
          </table:table-cell>
          <table:table-cell table:style-name="ce15" office:value-type="float" office:value="75.320569" calcext:value-type="float">
            <text:p>75.320569</text:p>
          </table:table-cell>
          <table:table-cell table:style-name="ce15" office:value-type="float" office:value="75.312926" calcext:value-type="float">
            <text:p>75.312926</text:p>
          </table:table-cell>
          <table:table-cell table:style-name="ce20" office:value-type="float" office:value="684.490578" calcext:value-type="float">
            <text:p>684.490578</text:p>
          </table:table-cell>
          <table:table-cell table:style-name="ce20" office:value-type="float" office:value="684.415847" calcext:value-type="float">
            <text:p>684.415847</text:p>
          </table:table-cell>
          <table:table-cell table:style-name="ce25" office:value-type="float" office:value="6355.584847" calcext:value-type="float">
            <text:p>6355.584847</text:p>
          </table:table-cell>
          <table:table-cell table:style-name="ce25" office:value-type="float" office:value="6352.58487" calcext:value-type="float">
            <text:p>6352.58487</text:p>
          </table:table-cell>
          <table:table-cell table:style-name="ce30" table:number-columns-repeated="2"/>
          <table:table-cell table:number-columns-repeated="1637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9" office:value-type="float" office:value="7.559523" calcext:value-type="float">
            <text:p>7.559523</text:p>
          </table:table-cell>
          <table:table-cell table:style-name="ce9" office:value-type="float" office:value="7.558679" calcext:value-type="float">
            <text:p>7.558679</text:p>
          </table:table-cell>
          <table:table-cell table:style-name="ce15" office:value-type="float" office:value="74.609314" calcext:value-type="float">
            <text:p>74.609314</text:p>
          </table:table-cell>
          <table:table-cell table:style-name="ce15" office:value-type="float" office:value="74.601644" calcext:value-type="float">
            <text:p>74.601644</text:p>
          </table:table-cell>
          <table:table-cell table:style-name="ce20" office:value-type="float" office:value="684.375475" calcext:value-type="float">
            <text:p>684.375475</text:p>
          </table:table-cell>
          <table:table-cell table:style-name="ce20" office:value-type="float" office:value="684.324789" calcext:value-type="float">
            <text:p>684.324789</text:p>
          </table:table-cell>
          <table:table-cell table:style-name="ce25" table:number-columns-repeated="2"/>
          <table:table-cell table:style-name="ce30" table:number-columns-repeated="2"/>
          <table:table-cell table:number-columns-repeated="1637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9" office:value-type="float" office:value="7.579281" calcext:value-type="float">
            <text:p>7.579281</text:p>
          </table:table-cell>
          <table:table-cell table:style-name="ce9" office:value-type="float" office:value="7.578606" calcext:value-type="float">
            <text:p>7.578606</text:p>
          </table:table-cell>
          <table:table-cell table:style-name="ce15" office:value-type="float" office:value="74.339428" calcext:value-type="float">
            <text:p>74.339428</text:p>
          </table:table-cell>
          <table:table-cell table:style-name="ce15" office:value-type="float" office:value="74.331229" calcext:value-type="float">
            <text:p>74.331229</text:p>
          </table:table-cell>
          <table:table-cell table:style-name="ce20" office:value-type="float" office:value="684.365787" calcext:value-type="float">
            <text:p>684.365787</text:p>
          </table:table-cell>
          <table:table-cell table:style-name="ce20" office:value-type="float" office:value="684.284478" calcext:value-type="float">
            <text:p>684.284478</text:p>
          </table:table-cell>
          <table:table-cell table:style-name="ce25" table:number-columns-repeated="2"/>
          <table:table-cell table:style-name="ce30" table:number-columns-repeated="2"/>
          <table:table-cell table:number-columns-repeated="1637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7.71994" calcext:value-type="float">
            <text:p>7.71994</text:p>
          </table:table-cell>
          <table:table-cell table:style-name="ce9" office:value-type="float" office:value="7.719003" calcext:value-type="float">
            <text:p>7.719003</text:p>
          </table:table-cell>
          <table:table-cell table:style-name="ce15" office:value-type="float" office:value="75.106546" calcext:value-type="float">
            <text:p>75.106546</text:p>
          </table:table-cell>
          <table:table-cell table:style-name="ce15" office:value-type="float" office:value="75.096533" calcext:value-type="float">
            <text:p>75.096533</text:p>
          </table:table-cell>
          <table:table-cell table:style-name="ce20" office:value-type="float" office:value="684.359525" calcext:value-type="float">
            <text:p>684.359525</text:p>
          </table:table-cell>
          <table:table-cell table:style-name="ce20" office:value-type="float" office:value="684.274789" calcext:value-type="float">
            <text:p>684.274789</text:p>
          </table:table-cell>
          <table:table-cell table:style-name="ce25" table:number-columns-repeated="2"/>
          <table:table-cell table:style-name="ce30" table:number-columns-repeated="2"/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édia</text:p>
          </table:table-cell>
          <table:table-cell table:style-name="ce10" table:formula="of:=AVERAGE([.C7:.C11])" office:value-type="float" office:value="7.6501346" calcext:value-type="float">
            <text:p>7.6501346</text:p>
          </table:table-cell>
          <table:table-cell table:style-name="ce10" table:formula="of:=AVERAGE([.D7:.D11])" office:value-type="float" office:value="7.649079" calcext:value-type="float">
            <text:p>7.649079</text:p>
          </table:table-cell>
          <table:table-cell table:style-name="ce16" table:formula="of:=AVERAGE([.E7:.E11])" office:value-type="float" office:value="74.9237304" calcext:value-type="float">
            <text:p>74.9237304</text:p>
          </table:table-cell>
          <table:table-cell table:style-name="ce16" table:formula="of:=AVERAGE([.F7:.F11])" office:value-type="float" office:value="74.9139902" calcext:value-type="float">
            <text:p>74.9139902</text:p>
          </table:table-cell>
          <table:table-cell table:style-name="ce21" table:formula="of:=AVERAGE([.G7:.G11])" office:value-type="float" office:value="684.3921822" calcext:value-type="float">
            <text:p>684.3921822</text:p>
          </table:table-cell>
          <table:table-cell table:style-name="ce21" table:formula="of:=AVERAGE([.H7:.H11])" office:value-type="float" office:value="684.3145292" calcext:value-type="float">
            <text:p>684.3145292</text:p>
          </table:table-cell>
          <table:table-cell table:style-name="ce26" table:formula="of:=AVERAGE([.I7:.I11])" office:value-type="float" office:value="6358.5663605" calcext:value-type="float">
            <text:p>6358.5663605</text:p>
          </table:table-cell>
          <table:table-cell table:style-name="ce26" table:formula="of:=AVERAGE([.J7:.J11])" office:value-type="float" office:value="6354.3000295" calcext:value-type="float">
            <text:p>6354.3000295</text:p>
          </table:table-cell>
          <table:table-cell table:style-name="ce31" table:formula="of:=AVERAGE([.K7:.K11])" office:value-type="float" office:value="62428.148787" calcext:value-type="float">
            <text:p>62428.148787</text:p>
          </table:table-cell>
          <table:table-cell table:style-name="ce31" table:formula="of:=AVERAGE([.L7:.L11])" office:value-type="float" office:value="62404.48787" calcext:value-type="float">
            <text:p>62404.48787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10" table:formula="of:=MIN([.C7:.C11])" office:value-type="float" office:value="7.559523" calcext:value-type="float">
            <text:p>7.559523</text:p>
          </table:table-cell>
          <table:table-cell table:style-name="ce10" table:formula="of:=MIN([.D7:.D11])" office:value-type="float" office:value="7.558679" calcext:value-type="float">
            <text:p>7.558679</text:p>
          </table:table-cell>
          <table:table-cell table:style-name="ce16" table:formula="of:=MIN([.E7:.E11])" office:value-type="float" office:value="74.339428" calcext:value-type="float">
            <text:p>74.339428</text:p>
          </table:table-cell>
          <table:table-cell table:style-name="ce16" table:formula="of:=MIN([.F7:.F11])" office:value-type="float" office:value="74.331229" calcext:value-type="float">
            <text:p>74.331229</text:p>
          </table:table-cell>
          <table:table-cell table:style-name="ce21" table:formula="of:=MIN([.G7:.G11])" office:value-type="float" office:value="684.359525" calcext:value-type="float">
            <text:p>684.359525</text:p>
          </table:table-cell>
          <table:table-cell table:style-name="ce21" table:formula="of:=MIN([.H7:.H11])" office:value-type="float" office:value="684.272743" calcext:value-type="float">
            <text:p>684.272743</text:p>
          </table:table-cell>
          <table:table-cell table:style-name="ce26" table:formula="of:=MIN([.I7:.I11])" office:value-type="float" office:value="6355.584847" calcext:value-type="float">
            <text:p>6355.584847</text:p>
          </table:table-cell>
          <table:table-cell table:style-name="ce26" table:formula="of:=MIN([.J7:.J11])" office:value-type="float" office:value="6352.58487" calcext:value-type="float">
            <text:p>6352.58487</text:p>
          </table:table-cell>
          <table:table-cell table:style-name="ce31" table:formula="of:=MIN([.K7:.K11])" office:value-type="float" office:value="62428.148787" calcext:value-type="float">
            <text:p>62428.148787</text:p>
          </table:table-cell>
          <table:table-cell table:style-name="ce31" table:formula="of:=MIN([.L7:.L11])" office:value-type="float" office:value="62404.48787" calcext:value-type="float">
            <text:p>62404.48787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ax</text:p>
          </table:table-cell>
          <table:table-cell table:style-name="ce10" table:formula="of:=MAX([.C7:.C11])" office:value-type="float" office:value="7.721842" calcext:value-type="float">
            <text:p>7.721842</text:p>
          </table:table-cell>
          <table:table-cell table:style-name="ce10" table:formula="of:=MAX([.D7:.D11])" office:value-type="float" office:value="7.72061" calcext:value-type="float">
            <text:p>7.72061</text:p>
          </table:table-cell>
          <table:table-cell table:style-name="ce16" table:formula="of:=MAX([.E7:.E11])" office:value-type="float" office:value="75.320569" calcext:value-type="float">
            <text:p>75.320569</text:p>
          </table:table-cell>
          <table:table-cell table:style-name="ce16" table:formula="of:=MAX([.F7:.F11])" office:value-type="float" office:value="75.312926" calcext:value-type="float">
            <text:p>75.312926</text:p>
          </table:table-cell>
          <table:table-cell table:style-name="ce21" table:formula="of:=MAX([.G7:.G11])" office:value-type="float" office:value="684.490578" calcext:value-type="float">
            <text:p>684.490578</text:p>
          </table:table-cell>
          <table:table-cell table:style-name="ce21" table:formula="of:=MAX([.H7:.H11])" office:value-type="float" office:value="684.415847" calcext:value-type="float">
            <text:p>684.415847</text:p>
          </table:table-cell>
          <table:table-cell table:style-name="ce26" table:formula="of:=MAX([.I7:.I11])" office:value-type="float" office:value="6361.547874" calcext:value-type="float">
            <text:p>6361.547874</text:p>
          </table:table-cell>
          <table:table-cell table:style-name="ce26" table:formula="of:=MAX([.J7:.J11])" office:value-type="float" office:value="6356.015189" calcext:value-type="float">
            <text:p>6356.015189</text:p>
          </table:table-cell>
          <table:table-cell table:style-name="ce31" table:formula="of:=MAX([.K7:.K11])" office:value-type="float" office:value="62428.148787" calcext:value-type="float">
            <text:p>62428.148787</text:p>
          </table:table-cell>
          <table:table-cell table:style-name="ce31" table:formula="of:=MAX([.L7:.L11])" office:value-type="float" office:value="62404.48787" calcext:value-type="float">
            <text:p>62404.48787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DP</text:p>
          </table:table-cell>
          <table:table-cell table:style-name="ce10" table:formula="of:=STDEV([.C7:.C11])" office:value-type="float" office:value="0.0768822769518436" calcext:value-type="float">
            <text:p>0.0768822769518436</text:p>
          </table:table-cell>
          <table:table-cell table:style-name="ce10" table:formula="of:=STDEV([.D7:.D11])" office:value-type="float" office:value="0.0766839490864941" calcext:value-type="float">
            <text:p>0.0766839490864941</text:p>
          </table:table-cell>
          <table:table-cell table:style-name="ce16" table:formula="of:=STDEV([.E7:.E11])" office:value-type="float" office:value="0.428068804125344" calcext:value-type="float">
            <text:p>0.428068804125344</text:p>
          </table:table-cell>
          <table:table-cell table:style-name="ce16" table:formula="of:=STDEV([.F7:.F11])" office:value-type="float" office:value="0.426616172754508" calcext:value-type="float">
            <text:p>0.426616172754508</text:p>
          </table:table-cell>
          <table:table-cell table:style-name="ce21" table:formula="of:=STDEV([.G7:.G11])" office:value-type="float" office:value="0.055309268741342" calcext:value-type="float">
            <text:p>0.055309268741342</text:p>
          </table:table-cell>
          <table:table-cell table:style-name="ce21" table:formula="of:=STDEV([.H7:.H11])" office:value-type="float" office:value="0.0604131705855424" calcext:value-type="float">
            <text:p>0.0604131705855424</text:p>
          </table:table-cell>
          <table:table-cell table:style-name="ce26" table:formula="of:=STDEV([.I7:.I11])" office:value-type="float" office:value="4.21649682809832" calcext:value-type="float">
            <text:p>4.21649682809832</text:p>
          </table:table-cell>
          <table:table-cell table:style-name="ce26" table:formula="of:=STDEV([.J7:.J11])" office:value-type="float" office:value="2.42560182653309" calcext:value-type="float">
            <text:p>2.42560182653309</text:p>
          </table:table-cell>
          <table:table-cell table:style-name="ce31" table:formula="of:=STDEV([.K7:.K11])" office:value-type="string" office:string-value="" calcext:value-type="error">
            <text:p>#DIV/0!</text:p>
          </table:table-cell>
          <table:table-cell table:style-name="ce31" table:formula="of:=STDEV([.L7:.L11])" office:value-type="string" office:string-value="" calcext:value-type="error">
            <text:p>#DIV/0!</text:p>
          </table:table-cell>
          <table:table-cell table:number-columns-repeated="16372"/>
        </table:table-row>
        <table:table-row table:style-name="ro1">
          <table:table-cell/>
          <table:table-cell table:style-name="Default" table:number-columns-repeated="11"/>
          <table:table-cell table:number-columns-repeated="16372"/>
        </table:table-row>
        <table:table-row table:style-name="ro2">
          <table:table-cell/>
          <table:table-cell table:style-name="ce19"/>
          <table:table-cell table:style-name="ce19" office:value-type="string" calcext:value-type="string" table:number-columns-spanned="10" table:number-rows-spanned="1">
            <text:p>Numpy</text:p>
          </table:table-cell>
          <table:covered-table-cell table:number-columns-repeated="9" table:style-name="ce19"/>
          <table:table-cell table:number-columns-repeated="16372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Iterações</text:p>
          </table:table-cell>
          <table:table-cell table:style-name="ce19" office:value-type="string" calcext:value-type="string" table:number-columns-spanned="10" table:number-rows-spanned="1">
            <text:p>Tamanho das matrizes</text:p>
          </table:table-cell>
          <table:covered-table-cell table:number-columns-repeated="9" table:style-name="ce19"/>
          <table:table-cell/>
          <table:table-cell table:style-name="Default" table:number-columns-repeated="11"/>
          <table:table-cell table:number-columns-repeated="16360"/>
        </table:table-row>
        <table:table-row table:style-name="ro2">
          <table:table-cell/>
          <table:covered-table-cell table:style-name="ce6"/>
          <table:table-cell table:style-name="ce29" office:value-type="string" calcext:value-type="string" table:number-columns-spanned="2" table:number-rows-spanned="1">
            <text:p>512x512</text:p>
          </table:table-cell>
          <table:covered-table-cell table:style-name="ce13"/>
          <table:table-cell table:style-name="ce39" office:value-type="string" calcext:value-type="string" table:number-columns-spanned="2" table:number-rows-spanned="1">
            <text:p>1024x1024</text:p>
          </table:table-cell>
          <table:covered-table-cell table:style-name="ce39"/>
          <table:table-cell table:style-name="ce44" office:value-type="string" calcext:value-type="string" table:number-columns-spanned="2" table:number-rows-spanned="1">
            <text:p>2048x2048</text:p>
          </table:table-cell>
          <table:covered-table-cell table:style-name="ce44"/>
          <table:table-cell table:style-name="ce49" office:value-type="string" calcext:value-type="string" table:number-columns-spanned="2" table:number-rows-spanned="1">
            <text:p><text:s/>4096x4096</text:p>
          </table:table-cell>
          <table:covered-table-cell table:style-name="ce49"/>
          <table:table-cell table:style-name="ce54" office:value-type="string" calcext:value-type="string" table:number-columns-spanned="2" table:number-rows-spanned="1">
            <text:p>8192x8192</text:p>
          </table:table-cell>
          <table:covered-table-cell table:style-name="ce54"/>
          <table:table-cell table:number-columns-repeated="2"/>
          <table:table-cell table:style-name="Default" table:number-columns-repeated="10"/>
          <table:table-cell table:number-columns-repeated="1636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1" office:value-type="float" office:value="0.073156" calcext:value-type="float">
            <text:p>0.073156</text:p>
          </table:table-cell>
          <table:table-cell table:style-name="ce11" office:value-type="float" office:value="0.072766" calcext:value-type="float">
            <text:p>0.072766</text:p>
          </table:table-cell>
          <table:table-cell table:style-name="ce17" office:value-type="float" office:value="0.516963" calcext:value-type="float">
            <text:p>0.516963</text:p>
          </table:table-cell>
          <table:table-cell table:style-name="ce17" office:value-type="float" office:value="0.516533" calcext:value-type="float">
            <text:p>0.516533</text:p>
          </table:table-cell>
          <table:table-cell table:style-name="ce22" office:value-type="float" office:value="4.442023" calcext:value-type="float">
            <text:p>4.442023</text:p>
          </table:table-cell>
          <table:table-cell table:style-name="ce22" office:value-type="float" office:value="4.441858" calcext:value-type="float">
            <text:p>4.441858</text:p>
          </table:table-cell>
          <table:table-cell table:style-name="ce27" office:value-type="float" office:value="35.592079" calcext:value-type="float">
            <text:p>35.592079</text:p>
          </table:table-cell>
          <table:table-cell table:style-name="ce27" office:value-type="float" office:value="35.586309" calcext:value-type="float">
            <text:p>35.586309</text:p>
          </table:table-cell>
          <table:table-cell table:style-name="ce32" office:value-type="float" office:value="280.717225" calcext:value-type="float">
            <text:p>280.717225</text:p>
          </table:table-cell>
          <table:table-cell table:style-name="ce32" office:value-type="float" office:value="280.676821" calcext:value-type="float">
            <text:p>280.676821</text:p>
          </table:table-cell>
          <table:table-cell table:number-columns-repeated="2"/>
          <table:table-cell table:style-name="Default" table:number-columns-repeated="10"/>
          <table:table-cell table:number-columns-repeated="1636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1" office:value-type="float" office:value="0.066973" calcext:value-type="float">
            <text:p>0.066973</text:p>
          </table:table-cell>
          <table:table-cell table:style-name="ce11" office:value-type="float" office:value="0.066933" calcext:value-type="float">
            <text:p>0.066933</text:p>
          </table:table-cell>
          <table:table-cell table:style-name="ce17" office:value-type="float" office:value="0.535487" calcext:value-type="float">
            <text:p>0.535487</text:p>
          </table:table-cell>
          <table:table-cell table:style-name="ce17" office:value-type="float" office:value="0.534953" calcext:value-type="float">
            <text:p>0.534953</text:p>
          </table:table-cell>
          <table:table-cell table:style-name="ce22" office:value-type="float" office:value="4.40797" calcext:value-type="float">
            <text:p>4.40797</text:p>
          </table:table-cell>
          <table:table-cell table:style-name="ce22" office:value-type="float" office:value="4.407494" calcext:value-type="float">
            <text:p>4.407494</text:p>
          </table:table-cell>
          <table:table-cell table:style-name="ce27" office:value-type="float" office:value="35.587569" calcext:value-type="float">
            <text:p>35.587569</text:p>
          </table:table-cell>
          <table:table-cell table:style-name="ce27" office:value-type="float" office:value="35.582078" calcext:value-type="float">
            <text:p>35.582078</text:p>
          </table:table-cell>
          <table:table-cell table:style-name="ce32" office:value-type="float" office:value="281.299764" calcext:value-type="float">
            <text:p>281.299764</text:p>
          </table:table-cell>
          <table:table-cell table:style-name="ce32" office:value-type="float" office:value="281.266266" calcext:value-type="float">
            <text:p>281.266266</text:p>
          </table:table-cell>
          <table:table-cell table:number-columns-repeated="2"/>
          <table:table-cell table:style-name="Default" table:number-columns-repeated="10"/>
          <table:table-cell table:number-columns-repeated="16360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1" office:value-type="float" office:value="0.059609" calcext:value-type="float">
            <text:p>0.059609</text:p>
          </table:table-cell>
          <table:table-cell table:style-name="ce11" office:value-type="float" office:value="0.059603" calcext:value-type="float">
            <text:p>0.059603</text:p>
          </table:table-cell>
          <table:table-cell table:style-name="ce17" office:value-type="float" office:value="0.485944" calcext:value-type="float">
            <text:p>0.485944</text:p>
          </table:table-cell>
          <table:table-cell table:style-name="ce17" office:value-type="float" office:value="0.485939" calcext:value-type="float">
            <text:p>0.485939</text:p>
          </table:table-cell>
          <table:table-cell table:style-name="ce22" office:value-type="float" office:value="4.358368" calcext:value-type="float">
            <text:p>4.358368</text:p>
          </table:table-cell>
          <table:table-cell table:style-name="ce22" office:value-type="float" office:value="4.357963" calcext:value-type="float">
            <text:p>4.357963</text:p>
          </table:table-cell>
          <table:table-cell table:style-name="ce27" office:value-type="float" office:value="35.275319" calcext:value-type="float">
            <text:p>35.275319</text:p>
          </table:table-cell>
          <table:table-cell table:style-name="ce27" office:value-type="float" office:value="35.272686" calcext:value-type="float">
            <text:p>35.272686</text:p>
          </table:table-cell>
          <table:table-cell table:style-name="ce32" office:value-type="float" office:value="280.881919" calcext:value-type="float">
            <text:p>280.881919</text:p>
          </table:table-cell>
          <table:table-cell table:style-name="ce32" office:value-type="float" office:value="280.847927" calcext:value-type="float">
            <text:p>280.847927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1" office:value-type="float" office:value="0.060598" calcext:value-type="float">
            <text:p>0.060598</text:p>
          </table:table-cell>
          <table:table-cell table:style-name="ce11" office:value-type="float" office:value="0.0606" calcext:value-type="float">
            <text:p>0.0606</text:p>
          </table:table-cell>
          <table:table-cell table:style-name="ce17" office:value-type="float" office:value="0.503286" calcext:value-type="float">
            <text:p>0.503286</text:p>
          </table:table-cell>
          <table:table-cell table:style-name="ce17" office:value-type="float" office:value="0.503084" calcext:value-type="float">
            <text:p>0.503084</text:p>
          </table:table-cell>
          <table:table-cell table:style-name="ce22" office:value-type="float" office:value="4.377687" calcext:value-type="float">
            <text:p>4.377687</text:p>
          </table:table-cell>
          <table:table-cell table:style-name="ce22" office:value-type="float" office:value="4.377189" calcext:value-type="float">
            <text:p>4.377189</text:p>
          </table:table-cell>
          <table:table-cell table:style-name="ce27" office:value-type="float" office:value="35.351016" calcext:value-type="float">
            <text:p>35.351016</text:p>
          </table:table-cell>
          <table:table-cell table:style-name="ce27" office:value-type="float" office:value="35.346818" calcext:value-type="float">
            <text:p>35.346818</text:p>
          </table:table-cell>
          <table:table-cell table:style-name="ce32" office:value-type="float" office:value="280.298054" calcext:value-type="float">
            <text:p>280.298054</text:p>
          </table:table-cell>
          <table:table-cell table:style-name="ce32" office:value-type="float" office:value="280.260248" calcext:value-type="float">
            <text:p>280.260248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1" office:value-type="float" office:value="0.06216" calcext:value-type="float">
            <text:p>0.06216</text:p>
          </table:table-cell>
          <table:table-cell table:style-name="ce11" office:value-type="float" office:value="0.062161" calcext:value-type="float">
            <text:p>0.062161</text:p>
          </table:table-cell>
          <table:table-cell table:style-name="ce17" office:value-type="float" office:value="0.49574" calcext:value-type="float">
            <text:p>0.49574</text:p>
          </table:table-cell>
          <table:table-cell table:style-name="ce17" office:value-type="float" office:value="0.495708" calcext:value-type="float">
            <text:p>0.495708</text:p>
          </table:table-cell>
          <table:table-cell table:style-name="ce22" office:value-type="float" office:value="4.430804" calcext:value-type="float">
            <text:p>4.430804</text:p>
          </table:table-cell>
          <table:table-cell table:style-name="ce22" office:value-type="float" office:value="4.43041" calcext:value-type="float">
            <text:p>4.43041</text:p>
          </table:table-cell>
          <table:table-cell table:style-name="ce27" office:value-type="float" office:value="35.367984" calcext:value-type="float">
            <text:p>35.367984</text:p>
          </table:table-cell>
          <table:table-cell table:style-name="ce27" office:value-type="float" office:value="35.363291" calcext:value-type="float">
            <text:p>35.363291</text:p>
          </table:table-cell>
          <table:table-cell table:style-name="ce32" office:value-type="float" office:value="281.133754" calcext:value-type="float">
            <text:p>281.133754</text:p>
          </table:table-cell>
          <table:table-cell table:style-name="ce32" office:value-type="float" office:value="281.103037" calcext:value-type="float">
            <text:p>281.103037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édia</text:p>
          </table:table-cell>
          <table:table-cell table:style-name="ce10" table:formula="of:=AVERAGE([.C20:.C24])" office:value-type="float" office:value="0.0644992" calcext:value-type="float">
            <text:p>0.0644992</text:p>
          </table:table-cell>
          <table:table-cell table:style-name="ce10" table:formula="of:=AVERAGE([.D20:.D24])" office:value-type="float" office:value="0.0644126" calcext:value-type="float">
            <text:p>0.0644126</text:p>
          </table:table-cell>
          <table:table-cell table:style-name="ce16" table:formula="of:=AVERAGE([.E20:.E24])" office:value-type="float" office:value="0.507484" calcext:value-type="float">
            <text:p>0.507484</text:p>
          </table:table-cell>
          <table:table-cell table:style-name="ce16" table:formula="of:=AVERAGE([.F20:.F24])" office:value-type="float" office:value="0.5072434" calcext:value-type="float">
            <text:p>0.5072434</text:p>
          </table:table-cell>
          <table:table-cell table:style-name="ce21" table:formula="of:=AVERAGE([.G20:.G24])" office:value-type="float" office:value="4.4033704" calcext:value-type="float">
            <text:p>4.4033704</text:p>
          </table:table-cell>
          <table:table-cell table:style-name="ce21" table:formula="of:=AVERAGE([.H20:.H24])" office:value-type="float" office:value="4.4029828" calcext:value-type="float">
            <text:p>4.4029828</text:p>
          </table:table-cell>
          <table:table-cell table:style-name="ce26" table:formula="of:=AVERAGE([.I20:.I24])" office:value-type="float" office:value="35.4347934" calcext:value-type="float">
            <text:p>35.4347934</text:p>
          </table:table-cell>
          <table:table-cell table:style-name="ce26" table:formula="of:=AVERAGE([.J20:.J24])" office:value-type="float" office:value="35.4302364" calcext:value-type="float">
            <text:p>35.4302364</text:p>
          </table:table-cell>
          <table:table-cell table:style-name="ce31" table:formula="of:=AVERAGE([.K20:.K24])" office:value-type="float" office:value="280.8661432" calcext:value-type="float">
            <text:p>280.8661432</text:p>
          </table:table-cell>
          <table:table-cell table:style-name="ce31" table:formula="of:=AVERAGE([.L20:.L24])" office:value-type="float" office:value="280.8308598" calcext:value-type="float">
            <text:p>280.8308598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10" table:formula="of:=MIN([.C20:.C24])" office:value-type="float" office:value="0.059609" calcext:value-type="float">
            <text:p>0.059609</text:p>
          </table:table-cell>
          <table:table-cell table:style-name="ce10" table:formula="of:=MIN([.D20:.D24])" office:value-type="float" office:value="0.059603" calcext:value-type="float">
            <text:p>0.059603</text:p>
          </table:table-cell>
          <table:table-cell table:style-name="ce16" table:formula="of:=MIN([.E20:.E24])" office:value-type="float" office:value="0.485944" calcext:value-type="float">
            <text:p>0.485944</text:p>
          </table:table-cell>
          <table:table-cell table:style-name="ce16" table:formula="of:=MIN([.F20:.F24])" office:value-type="float" office:value="0.485939" calcext:value-type="float">
            <text:p>0.485939</text:p>
          </table:table-cell>
          <table:table-cell table:style-name="ce21" table:formula="of:=MIN([.G20:.G24])" office:value-type="float" office:value="4.358368" calcext:value-type="float">
            <text:p>4.358368</text:p>
          </table:table-cell>
          <table:table-cell table:style-name="ce21" table:formula="of:=MIN([.H20:.H24])" office:value-type="float" office:value="4.357963" calcext:value-type="float">
            <text:p>4.357963</text:p>
          </table:table-cell>
          <table:table-cell table:style-name="ce26" table:formula="of:=MIN([.I20:.I24])" office:value-type="float" office:value="35.275319" calcext:value-type="float">
            <text:p>35.275319</text:p>
          </table:table-cell>
          <table:table-cell table:style-name="ce26" table:formula="of:=MIN([.J20:.J24])" office:value-type="float" office:value="35.272686" calcext:value-type="float">
            <text:p>35.272686</text:p>
          </table:table-cell>
          <table:table-cell table:style-name="ce31" table:formula="of:=MIN([.K20:.K24])" office:value-type="float" office:value="280.298054" calcext:value-type="float">
            <text:p>280.298054</text:p>
          </table:table-cell>
          <table:table-cell table:style-name="ce31" table:formula="of:=MIN([.L20:.L24])" office:value-type="float" office:value="280.260248" calcext:value-type="float">
            <text:p>280.260248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ax</text:p>
          </table:table-cell>
          <table:table-cell table:style-name="ce10" table:formula="of:=MAX([.C20:.C24])" office:value-type="float" office:value="0.073156" calcext:value-type="float">
            <text:p>0.073156</text:p>
          </table:table-cell>
          <table:table-cell table:style-name="ce10" table:formula="of:=MAX([.D20:.D24])" office:value-type="float" office:value="0.072766" calcext:value-type="float">
            <text:p>0.072766</text:p>
          </table:table-cell>
          <table:table-cell table:style-name="ce16" table:formula="of:=MAX([.E20:.E24])" office:value-type="float" office:value="0.535487" calcext:value-type="float">
            <text:p>0.535487</text:p>
          </table:table-cell>
          <table:table-cell table:style-name="ce16" table:formula="of:=MAX([.F20:.F24])" office:value-type="float" office:value="0.534953" calcext:value-type="float">
            <text:p>0.534953</text:p>
          </table:table-cell>
          <table:table-cell table:style-name="ce21" table:formula="of:=MAX([.G20:.G24])" office:value-type="float" office:value="4.442023" calcext:value-type="float">
            <text:p>4.442023</text:p>
          </table:table-cell>
          <table:table-cell table:style-name="ce21" table:formula="of:=MAX([.H20:.H24])" office:value-type="float" office:value="4.441858" calcext:value-type="float">
            <text:p>4.441858</text:p>
          </table:table-cell>
          <table:table-cell table:style-name="ce26" table:formula="of:=MAX([.I20:.I24])" office:value-type="float" office:value="35.592079" calcext:value-type="float">
            <text:p>35.592079</text:p>
          </table:table-cell>
          <table:table-cell table:style-name="ce26" table:formula="of:=MAX([.J20:.J24])" office:value-type="float" office:value="35.586309" calcext:value-type="float">
            <text:p>35.586309</text:p>
          </table:table-cell>
          <table:table-cell table:style-name="ce31" table:formula="of:=MAX([.K20:.K24])" office:value-type="float" office:value="281.299764" calcext:value-type="float">
            <text:p>281.299764</text:p>
          </table:table-cell>
          <table:table-cell table:style-name="ce31" table:formula="of:=MAX([.L20:.L24])" office:value-type="float" office:value="281.266266" calcext:value-type="float">
            <text:p>281.266266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DP</text:p>
          </table:table-cell>
          <table:table-cell table:style-name="ce10" table:formula="of:=STDEV([.C20:.C24])" office:value-type="float" office:value="0.00560502334517886" calcext:value-type="float">
            <text:p>0.00560502334517886</text:p>
          </table:table-cell>
          <table:table-cell table:style-name="ce10" table:formula="of:=STDEV([.D20:.D24])" office:value-type="float" office:value="0.00545136637000303" calcext:value-type="float">
            <text:p>0.00545136637000303</text:p>
          </table:table-cell>
          <table:table-cell table:style-name="ce16" table:formula="of:=STDEV([.E20:.E24])" office:value-type="float" office:value="0.0193231453831927" calcext:value-type="float">
            <text:p>0.0193231453831927</text:p>
          </table:table-cell>
          <table:table-cell table:style-name="ce16" table:formula="of:=STDEV([.F20:.F24])" office:value-type="float" office:value="0.0190942538555451" calcext:value-type="float">
            <text:p>0.0190942538555451</text:p>
          </table:table-cell>
          <table:table-cell table:style-name="ce21" table:formula="of:=STDEV([.G20:.G24])" office:value-type="float" office:value="0.0351874809314337" calcext:value-type="float">
            <text:p>0.0351874809314337</text:p>
          </table:table-cell>
          <table:table-cell table:style-name="ce21" table:formula="of:=STDEV([.H20:.H24])" office:value-type="float" office:value="0.0352703342442342" calcext:value-type="float">
            <text:p>0.0352703342442342</text:p>
          </table:table-cell>
          <table:table-cell table:style-name="ce26" table:formula="of:=STDEV([.I20:.I24])" office:value-type="float" office:value="0.145768117962398" calcext:value-type="float">
            <text:p>0.145768117962398</text:p>
          </table:table-cell>
          <table:table-cell table:style-name="ce26" table:formula="of:=STDEV([.J20:.J24])" office:value-type="float" office:value="0.144634861410727" calcext:value-type="float">
            <text:p>0.144634861410727</text:p>
          </table:table-cell>
          <table:table-cell table:style-name="ce31" table:formula="of:=STDEV([.K20:.K24])" office:value-type="float" office:value="0.388842315014331" calcext:value-type="float">
            <text:p>0.388842315014331</text:p>
          </table:table-cell>
          <table:table-cell table:style-name="ce31" table:formula="of:=STDEV([.L20:.L24])" office:value-type="float" office:value="0.39155971917409" calcext:value-type="float">
            <text:p>0.39155971917409</text:p>
          </table:table-cell>
          <table:table-cell table:number-columns-repeated="16372"/>
        </table:table-row>
        <table:table-row table:style-name="ro1">
          <table:table-cell/>
          <table:table-cell table:style-name="Default" table:number-columns-repeated="11"/>
          <table:table-cell table:number-columns-repeated="16372"/>
        </table:table-row>
        <table:table-row table:style-name="ro2">
          <table:table-cell/>
          <table:table-cell table:style-name="ce19"/>
          <table:table-cell table:style-name="ce19" office:value-type="string" calcext:value-type="string" table:number-columns-spanned="10" table:number-rows-spanned="1">
            <text:p>C</text:p>
          </table:table-cell>
          <table:covered-table-cell table:number-columns-repeated="9" table:style-name="ce19"/>
          <table:table-cell table:number-columns-repeated="16372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Iterações</text:p>
          </table:table-cell>
          <table:table-cell table:style-name="ce19" office:value-type="string" calcext:value-type="string" table:number-columns-spanned="10" table:number-rows-spanned="1">
            <text:p>Tamanho das matrizes</text:p>
          </table:table-cell>
          <table:covered-table-cell table:number-columns-repeated="9" table:style-name="ce19"/>
          <table:table-cell table:number-columns-repeated="16372"/>
        </table:table-row>
        <table:table-row table:style-name="ro2">
          <table:table-cell/>
          <table:covered-table-cell table:style-name="ce7"/>
          <table:table-cell table:style-name="ce29" office:value-type="string" calcext:value-type="string" table:number-columns-spanned="2" table:number-rows-spanned="1">
            <text:p>512x512</text:p>
          </table:table-cell>
          <table:covered-table-cell table:style-name="ce29"/>
          <table:table-cell table:style-name="ce39" office:value-type="string" calcext:value-type="string" table:number-columns-spanned="2" table:number-rows-spanned="1">
            <text:p>1024x1024</text:p>
          </table:table-cell>
          <table:covered-table-cell table:style-name="ce39"/>
          <table:table-cell table:style-name="ce44" office:value-type="string" calcext:value-type="string" table:number-columns-spanned="2" table:number-rows-spanned="1">
            <text:p>2048x2048</text:p>
          </table:table-cell>
          <table:covered-table-cell table:style-name="ce44"/>
          <table:table-cell table:style-name="ce49" office:value-type="string" calcext:value-type="string" table:number-columns-spanned="2" table:number-rows-spanned="1">
            <text:p><text:s/>4096x4096</text:p>
          </table:table-cell>
          <table:covered-table-cell table:style-name="ce49"/>
          <table:table-cell table:style-name="ce54" office:value-type="string" calcext:value-type="string" table:number-columns-spanned="2" table:number-rows-spanned="1">
            <text:p>8192x8192</text:p>
          </table:table-cell>
          <table:covered-table-cell table:style-name="ce54"/>
          <table:table-cell table:number-columns-repeated="1637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float" office:value="0.397546" calcext:value-type="float">
            <text:p>0.397546</text:p>
          </table:table-cell>
          <table:table-cell table:style-name="ce12" office:value-type="float" office:value="0.396973" calcext:value-type="float">
            <text:p>0.396973</text:p>
          </table:table-cell>
          <table:table-cell table:style-name="ce18" office:value-type="float" office:value="3.623263" calcext:value-type="float">
            <text:p>3.623263</text:p>
          </table:table-cell>
          <table:table-cell table:style-name="ce18" office:value-type="float" office:value="3.622819" calcext:value-type="float">
            <text:p>3.622819</text:p>
          </table:table-cell>
          <table:table-cell table:style-name="ce23" office:value-type="float" office:value="36.836012" calcext:value-type="float">
            <text:p>36.836012</text:p>
          </table:table-cell>
          <table:table-cell table:style-name="ce23" office:value-type="float" office:value="36.831584" calcext:value-type="float">
            <text:p>36.831584</text:p>
          </table:table-cell>
          <table:table-cell table:style-name="ce28" office:value-type="float" office:value="305.958229" calcext:value-type="float">
            <text:p>305.958229</text:p>
          </table:table-cell>
          <table:table-cell table:style-name="ce28" office:value-type="float" office:value="305.903234" calcext:value-type="float">
            <text:p>305.903234</text:p>
          </table:table-cell>
          <table:table-cell table:style-name="ce33" office:value-type="float" office:value="3458.465061" calcext:value-type="float">
            <text:p>3458.465061</text:p>
          </table:table-cell>
          <table:table-cell table:style-name="ce33" office:value-type="float" office:value="3458.043287" calcext:value-type="float">
            <text:p>3458.043287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0.393811" calcext:value-type="float">
            <text:p>0.393811</text:p>
          </table:table-cell>
          <table:table-cell table:style-name="ce12" office:value-type="float" office:value="0.393753" calcext:value-type="float">
            <text:p>0.393753</text:p>
          </table:table-cell>
          <table:table-cell table:style-name="ce18" office:value-type="float" office:value="3.68634" calcext:value-type="float">
            <text:p>3.68634</text:p>
          </table:table-cell>
          <table:table-cell table:style-name="ce18" office:value-type="float" office:value="3.685485" calcext:value-type="float">
            <text:p>3.685485</text:p>
          </table:table-cell>
          <table:table-cell table:style-name="ce23" office:value-type="float" office:value="36.844758" calcext:value-type="float">
            <text:p>36.844758</text:p>
          </table:table-cell>
          <table:table-cell table:style-name="ce23" office:value-type="float" office:value="36.841001" calcext:value-type="float">
            <text:p>36.841001</text:p>
          </table:table-cell>
          <table:table-cell table:style-name="ce28" office:value-type="float" office:value="305.739261" calcext:value-type="float">
            <text:p>305.739261</text:p>
          </table:table-cell>
          <table:table-cell table:style-name="ce28" office:value-type="float" office:value="305.69851" calcext:value-type="float">
            <text:p>305.69851</text:p>
          </table:table-cell>
          <table:table-cell table:style-name="ce33" office:value-type="float" office:value="3461.145786" calcext:value-type="float">
            <text:p>3461.145786</text:p>
          </table:table-cell>
          <table:table-cell table:style-name="ce33" office:value-type="float" office:value="3460.84015" calcext:value-type="float">
            <text:p>3460.84015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float" office:value="0.394105" calcext:value-type="float">
            <text:p>0.394105</text:p>
          </table:table-cell>
          <table:table-cell table:style-name="ce12" office:value-type="float" office:value="0.394082" calcext:value-type="float">
            <text:p>0.394082</text:p>
          </table:table-cell>
          <table:table-cell table:style-name="ce18" office:value-type="float" office:value="3.636075" calcext:value-type="float">
            <text:p>3.636075</text:p>
          </table:table-cell>
          <table:table-cell table:style-name="ce18" office:value-type="float" office:value="3.63538" calcext:value-type="float">
            <text:p>3.63538</text:p>
          </table:table-cell>
          <table:table-cell table:style-name="ce23" office:value-type="float" office:value="36.779294" calcext:value-type="float">
            <text:p>36.779294</text:p>
          </table:table-cell>
          <table:table-cell table:style-name="ce23" office:value-type="float" office:value="36.775808" calcext:value-type="float">
            <text:p>36.775808</text:p>
          </table:table-cell>
          <table:table-cell table:style-name="ce28" office:value-type="float" office:value="306.105848" calcext:value-type="float">
            <text:p>306.105848</text:p>
          </table:table-cell>
          <table:table-cell table:style-name="ce28" office:value-type="float" office:value="305.954801" calcext:value-type="float">
            <text:p>305.954801</text:p>
          </table:table-cell>
          <table:table-cell table:style-name="ce33" office:value-type="float" office:value="3459.101548" calcext:value-type="float">
            <text:p>3459.101548</text:p>
          </table:table-cell>
          <table:table-cell table:style-name="ce33" office:value-type="float" office:value="3458.506878" calcext:value-type="float">
            <text:p>3458.506878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float" office:value="0.389687" calcext:value-type="float">
            <text:p>0.389687</text:p>
          </table:table-cell>
          <table:table-cell table:style-name="ce12" office:value-type="float" office:value="0.389679" calcext:value-type="float">
            <text:p>0.389679</text:p>
          </table:table-cell>
          <table:table-cell table:style-name="ce18" office:value-type="float" office:value="3.612277" calcext:value-type="float">
            <text:p>3.612277</text:p>
          </table:table-cell>
          <table:table-cell table:style-name="ce18" office:value-type="float" office:value="3.611396" calcext:value-type="float">
            <text:p>3.611396</text:p>
          </table:table-cell>
          <table:table-cell table:style-name="ce23" office:value-type="float" office:value="36.755775" calcext:value-type="float">
            <text:p>36.755775</text:p>
          </table:table-cell>
          <table:table-cell table:style-name="ce23" office:value-type="float" office:value="36.752832" calcext:value-type="float">
            <text:p>36.752832</text:p>
          </table:table-cell>
          <table:table-cell table:style-name="ce28" office:value-type="float" office:value="305.952175" calcext:value-type="float">
            <text:p>305.952175</text:p>
          </table:table-cell>
          <table:table-cell table:style-name="ce28" office:value-type="float" office:value="305.915154" calcext:value-type="float">
            <text:p>305.91515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float" office:value="0.396492" calcext:value-type="float">
            <text:p>0.396492</text:p>
          </table:table-cell>
          <table:table-cell table:style-name="ce12" office:value-type="float" office:value="0.396413" calcext:value-type="float">
            <text:p>0.396413</text:p>
          </table:table-cell>
          <table:table-cell table:style-name="ce18" office:value-type="float" office:value="3.624356" calcext:value-type="float">
            <text:p>3.624356</text:p>
          </table:table-cell>
          <table:table-cell table:style-name="ce18" office:value-type="float" office:value="3.623979" calcext:value-type="float">
            <text:p>3.623979</text:p>
          </table:table-cell>
          <table:table-cell table:style-name="ce23" office:value-type="float" office:value="36.802347" calcext:value-type="float">
            <text:p>36.802347</text:p>
          </table:table-cell>
          <table:table-cell table:style-name="ce23" office:value-type="float" office:value="36.798869" calcext:value-type="float">
            <text:p>36.798869</text:p>
          </table:table-cell>
          <table:table-cell table:style-name="ce28" office:value-type="float" office:value="305.951295" calcext:value-type="float">
            <text:p>305.951295</text:p>
          </table:table-cell>
          <table:table-cell table:style-name="ce28" office:value-type="float" office:value="305.912541" calcext:value-type="float">
            <text:p>305.91254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édia</text:p>
          </table:table-cell>
          <table:table-cell table:style-name="ce10" table:formula="of:=AVERAGE([.C33:.C37])" office:value-type="float" office:value="0.3943282" calcext:value-type="float">
            <text:p>0.3943282</text:p>
          </table:table-cell>
          <table:table-cell table:style-name="ce10" table:formula="of:=AVERAGE([.D33:.D37])" office:value-type="float" office:value="0.39418" calcext:value-type="float">
            <text:p>0.39418</text:p>
          </table:table-cell>
          <table:table-cell table:style-name="ce16" table:formula="of:=AVERAGE([.E33:.E37])" office:value-type="float" office:value="3.6364622" calcext:value-type="float">
            <text:p>3.6364622</text:p>
          </table:table-cell>
          <table:table-cell table:style-name="ce16" table:formula="of:=AVERAGE([.F33:.F37])" office:value-type="float" office:value="3.6358118" calcext:value-type="float">
            <text:p>3.6358118</text:p>
          </table:table-cell>
          <table:table-cell table:style-name="ce21" table:formula="of:=AVERAGE([.G33:.G37])" office:value-type="float" office:value="36.8036372" calcext:value-type="float">
            <text:p>36.8036372</text:p>
          </table:table-cell>
          <table:table-cell table:style-name="ce21" table:formula="of:=AVERAGE([.H33:.H37])" office:value-type="float" office:value="36.8000188" calcext:value-type="float">
            <text:p>36.8000188</text:p>
          </table:table-cell>
          <table:table-cell table:style-name="ce26" table:formula="of:=AVERAGE([.I33:.I37])" office:value-type="float" office:value="305.9413616" calcext:value-type="float">
            <text:p>305.9413616</text:p>
          </table:table-cell>
          <table:table-cell table:style-name="ce26" table:formula="of:=AVERAGE([.J33:.J37])" office:value-type="float" office:value="305.876848" calcext:value-type="float">
            <text:p>305.876848</text:p>
          </table:table-cell>
          <table:table-cell table:style-name="ce31" table:formula="of:=AVERAGE([.K33:.K35])" office:value-type="float" office:value="3459.57079833333" calcext:value-type="float">
            <text:p>3459.57079833333</text:p>
          </table:table-cell>
          <table:table-cell table:style-name="ce31" table:formula="of:=AVERAGE([.L33:.L35])" office:value-type="float" office:value="3459.130105" calcext:value-type="float">
            <text:p>3459.130105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10" table:formula="of:=MIN([.C33:.C37])" office:value-type="float" office:value="0.389687" calcext:value-type="float">
            <text:p>0.389687</text:p>
          </table:table-cell>
          <table:table-cell table:style-name="ce10" table:formula="of:=MIN([.D33:.D37])" office:value-type="float" office:value="0.389679" calcext:value-type="float">
            <text:p>0.389679</text:p>
          </table:table-cell>
          <table:table-cell table:style-name="ce16" table:formula="of:=MIN([.E33:.E37])" office:value-type="float" office:value="3.612277" calcext:value-type="float">
            <text:p>3.612277</text:p>
          </table:table-cell>
          <table:table-cell table:style-name="ce16" table:formula="of:=MIN([.F33:.F37])" office:value-type="float" office:value="3.611396" calcext:value-type="float">
            <text:p>3.611396</text:p>
          </table:table-cell>
          <table:table-cell table:style-name="ce21" table:formula="of:=MIN([.G33:.G37])" office:value-type="float" office:value="36.755775" calcext:value-type="float">
            <text:p>36.755775</text:p>
          </table:table-cell>
          <table:table-cell table:style-name="ce21" table:formula="of:=MIN([.H33:.H37])" office:value-type="float" office:value="36.752832" calcext:value-type="float">
            <text:p>36.752832</text:p>
          </table:table-cell>
          <table:table-cell table:style-name="ce26" table:formula="of:=MIN([.I33:.I37])" office:value-type="float" office:value="305.739261" calcext:value-type="float">
            <text:p>305.739261</text:p>
          </table:table-cell>
          <table:table-cell table:style-name="ce26" table:formula="of:=MIN([.J33:.J37])" office:value-type="float" office:value="305.69851" calcext:value-type="float">
            <text:p>305.69851</text:p>
          </table:table-cell>
          <table:table-cell table:style-name="ce31" table:formula="of:=MIN([.K33:.K35])" office:value-type="float" office:value="3458.465061" calcext:value-type="float">
            <text:p>3458.465061</text:p>
          </table:table-cell>
          <table:table-cell table:style-name="ce31" table:formula="of:=MIN([.L33:.L35])" office:value-type="float" office:value="3458.043287" calcext:value-type="float">
            <text:p>3458.043287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ax</text:p>
          </table:table-cell>
          <table:table-cell table:style-name="ce10" table:formula="of:=MAX([.C33:.C37])" office:value-type="float" office:value="0.397546" calcext:value-type="float">
            <text:p>0.397546</text:p>
          </table:table-cell>
          <table:table-cell table:style-name="ce10" table:formula="of:=MAX([.D33:.D37])" office:value-type="float" office:value="0.396973" calcext:value-type="float">
            <text:p>0.396973</text:p>
          </table:table-cell>
          <table:table-cell table:style-name="ce16" table:formula="of:=MAX([.E33:.E37])" office:value-type="float" office:value="3.68634" calcext:value-type="float">
            <text:p>3.68634</text:p>
          </table:table-cell>
          <table:table-cell table:style-name="ce16" table:formula="of:=MAX([.F33:.F37])" office:value-type="float" office:value="3.685485" calcext:value-type="float">
            <text:p>3.685485</text:p>
          </table:table-cell>
          <table:table-cell table:style-name="ce21" table:formula="of:=MAX([.G33:.G37])" office:value-type="float" office:value="36.844758" calcext:value-type="float">
            <text:p>36.844758</text:p>
          </table:table-cell>
          <table:table-cell table:style-name="ce21" table:formula="of:=MAX([.H33:.H37])" office:value-type="float" office:value="36.841001" calcext:value-type="float">
            <text:p>36.841001</text:p>
          </table:table-cell>
          <table:table-cell table:style-name="ce26" table:formula="of:=MAX([.I33:.I37])" office:value-type="float" office:value="306.105848" calcext:value-type="float">
            <text:p>306.105848</text:p>
          </table:table-cell>
          <table:table-cell table:style-name="ce26" table:formula="of:=MAX([.J33:.J37])" office:value-type="float" office:value="305.954801" calcext:value-type="float">
            <text:p>305.954801</text:p>
          </table:table-cell>
          <table:table-cell table:style-name="ce31" table:formula="of:=MAX([.K33:.K37])" office:value-type="float" office:value="3461.145786" calcext:value-type="float">
            <text:p>3461.145786</text:p>
          </table:table-cell>
          <table:table-cell table:style-name="ce31" table:formula="of:=MAX([.L33:.L37])" office:value-type="float" office:value="3460.84015" calcext:value-type="float">
            <text:p>3460.84015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DP</text:p>
          </table:table-cell>
          <table:table-cell table:style-name="ce10" table:formula="of:=STDEV([.C33:.C37])" office:value-type="float" office:value="0.00303703468863956" calcext:value-type="float">
            <text:p>0.00303703468863956</text:p>
          </table:table-cell>
          <table:table-cell table:style-name="ce10" table:formula="of:=STDEV([.D33:.D37])" office:value-type="float" office:value="0.00288262345789388" calcext:value-type="float">
            <text:p>0.00288262345789388</text:p>
          </table:table-cell>
          <table:table-cell table:style-name="ce16" table:formula="of:=STDEV([.E33:.E37])" office:value-type="float" office:value="0.0291275115432128" calcext:value-type="float">
            <text:p>0.0291275115432128</text:p>
          </table:table-cell>
          <table:table-cell table:style-name="ce16" table:formula="of:=STDEV([.F33:.F37])" office:value-type="float" office:value="0.0290369271222008" calcext:value-type="float">
            <text:p>0.0290369271222008</text:p>
          </table:table-cell>
          <table:table-cell table:style-name="ce21" table:formula="of:=STDEV([.G33:.G37])" office:value-type="float" office:value="0.0374969800743996" calcext:value-type="float">
            <text:p>0.0374969800743996</text:p>
          </table:table-cell>
          <table:table-cell table:style-name="ce21" table:formula="of:=STDEV([.H33:.H37])" office:value-type="float" office:value="0.0370472048162886" calcext:value-type="float">
            <text:p>0.0370472048162886</text:p>
          </table:table-cell>
          <table:table-cell table:style-name="ce26" table:formula="of:=STDEV([.I33:.I37])" office:value-type="float" office:value="0.130767484053945" calcext:value-type="float">
            <text:p>0.130767484053945</text:p>
          </table:table-cell>
          <table:table-cell table:style-name="ce26" table:formula="of:=STDEV([.J33:.J37])" office:value-type="float" office:value="0.101634975935935" calcext:value-type="float">
            <text:p>0.101634975935935</text:p>
          </table:table-cell>
          <table:table-cell table:style-name="ce31" table:formula="of:=STDEV([.K33:.K35])" office:value-type="float" office:value="1.40061362905924" calcext:value-type="float">
            <text:p>1.40061362905924</text:p>
          </table:table-cell>
          <table:table-cell table:style-name="ce31" table:formula="of:=STDEV([.L33:.L35])" office:value-type="float" office:value="1.49897284176163" calcext:value-type="float">
            <text:p>1.49897284176163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9"/>
          <table:table-cell table:style-name="ce19" office:value-type="string" calcext:value-type="string" table:number-columns-spanned="10" table:number-rows-spanned="1">
            <text:p>C (avx)</text:p>
          </table:table-cell>
          <table:covered-table-cell table:number-columns-repeated="9" table:style-name="ce19"/>
          <table:table-cell table:number-columns-repeated="16372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Iterações</text:p>
          </table:table-cell>
          <table:table-cell table:style-name="ce19" office:value-type="string" calcext:value-type="string" table:number-columns-spanned="10" table:number-rows-spanned="1">
            <text:p>Tamanho das matrizes</text:p>
          </table:table-cell>
          <table:covered-table-cell table:number-columns-repeated="9" table:style-name="ce19"/>
          <table:table-cell table:number-columns-repeated="16372"/>
        </table:table-row>
        <table:table-row table:style-name="ro2">
          <table:table-cell/>
          <table:covered-table-cell table:style-name="ce7"/>
          <table:table-cell table:style-name="ce29" office:value-type="string" calcext:value-type="string" table:number-columns-spanned="2" table:number-rows-spanned="1">
            <text:p>512x512</text:p>
          </table:table-cell>
          <table:covered-table-cell table:style-name="ce29"/>
          <table:table-cell table:style-name="ce39" office:value-type="string" calcext:value-type="string" table:number-columns-spanned="2" table:number-rows-spanned="1">
            <text:p>1024x1024</text:p>
          </table:table-cell>
          <table:covered-table-cell table:style-name="ce39"/>
          <table:table-cell table:style-name="ce44" office:value-type="string" calcext:value-type="string" table:number-columns-spanned="2" table:number-rows-spanned="1">
            <text:p>2048x2048</text:p>
          </table:table-cell>
          <table:covered-table-cell table:style-name="ce44"/>
          <table:table-cell table:style-name="ce49" office:value-type="string" calcext:value-type="string" table:number-columns-spanned="2" table:number-rows-spanned="1">
            <text:p><text:s/>4096x4096</text:p>
          </table:table-cell>
          <table:covered-table-cell table:style-name="ce49"/>
          <table:table-cell table:style-name="ce54" office:value-type="string" calcext:value-type="string" table:number-columns-spanned="2" table:number-rows-spanned="1">
            <text:p>8192x8192</text:p>
          </table:table-cell>
          <table:covered-table-cell table:style-name="ce54"/>
          <table:table-cell table:number-columns-repeated="1637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float" office:value="0.145792" calcext:value-type="float">
            <text:p>0.145792</text:p>
          </table:table-cell>
          <table:table-cell table:style-name="ce12" office:value-type="float" office:value="0.145776" calcext:value-type="float">
            <text:p>0.145776</text:p>
          </table:table-cell>
          <table:table-cell table:style-name="ce18" office:value-type="float" office:value="1.431132" calcext:value-type="float">
            <text:p>1.431132</text:p>
          </table:table-cell>
          <table:table-cell table:style-name="ce18" office:value-type="float" office:value="1.430891" calcext:value-type="float">
            <text:p>1.430891</text:p>
          </table:table-cell>
          <table:table-cell table:style-name="ce23" office:value-type="float" office:value="13.180213" calcext:value-type="float">
            <text:p>13.180213</text:p>
          </table:table-cell>
          <table:table-cell table:style-name="ce23" office:value-type="float" office:value="13.178097" calcext:value-type="float">
            <text:p>13.178097</text:p>
          </table:table-cell>
          <table:table-cell table:style-name="ce28" office:value-type="float" office:value="101.691091" calcext:value-type="float">
            <text:p>101.691091</text:p>
          </table:table-cell>
          <table:table-cell table:style-name="ce28" office:value-type="float" office:value="101.679896" calcext:value-type="float">
            <text:p>101.679896</text:p>
          </table:table-cell>
          <table:table-cell table:style-name="ce33" office:value-type="float" office:value="848.848797" calcext:value-type="float">
            <text:p>848.848797</text:p>
          </table:table-cell>
          <table:table-cell table:style-name="ce33" office:value-type="float" office:value="848.834878" calcext:value-type="float">
            <text:p>848.834878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0.082482" calcext:value-type="float">
            <text:p>0.082482</text:p>
          </table:table-cell>
          <table:table-cell table:style-name="ce12" office:value-type="float" office:value="0.082451" calcext:value-type="float">
            <text:p>0.082451</text:p>
          </table:table-cell>
          <table:table-cell table:style-name="ce18" office:value-type="float" office:value="0.978726" calcext:value-type="float">
            <text:p>0.978726</text:p>
          </table:table-cell>
          <table:table-cell table:style-name="ce18" office:value-type="float" office:value="0.978689" calcext:value-type="float">
            <text:p>0.978689</text:p>
          </table:table-cell>
          <table:table-cell table:style-name="ce23" office:value-type="float" office:value="13.142203" calcext:value-type="float">
            <text:p>13.142203</text:p>
          </table:table-cell>
          <table:table-cell table:style-name="ce23" office:value-type="float" office:value="13.140642" calcext:value-type="float">
            <text:p>13.140642</text:p>
          </table:table-cell>
          <table:table-cell table:style-name="ce28" office:value-type="float" office:value="99.699387" calcext:value-type="float">
            <text:p>99.699387</text:p>
          </table:table-cell>
          <table:table-cell table:style-name="ce28" office:value-type="float" office:value="99.682239" calcext:value-type="float">
            <text:p>99.682239</text:p>
          </table:table-cell>
          <table:table-cell table:style-name="ce33" office:value-type="float" office:value="848.848421" calcext:value-type="float">
            <text:p>848.848421</text:p>
          </table:table-cell>
          <table:table-cell table:style-name="ce33" office:value-type="float" office:value="848.834877" calcext:value-type="float">
            <text:p>848.834877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float" office:value="0.085725" calcext:value-type="float">
            <text:p>0.085725</text:p>
          </table:table-cell>
          <table:table-cell table:style-name="ce12" office:value-type="float" office:value="0.085724" calcext:value-type="float">
            <text:p>0.085724</text:p>
          </table:table-cell>
          <table:table-cell table:style-name="ce18" office:value-type="float" office:value="0.991016" calcext:value-type="float">
            <text:p>0.991016</text:p>
          </table:table-cell>
          <table:table-cell table:style-name="ce18" office:value-type="float" office:value="0.990976" calcext:value-type="float">
            <text:p>0.990976</text:p>
          </table:table-cell>
          <table:table-cell table:style-name="ce23" office:value-type="float" office:value="13.218071" calcext:value-type="float">
            <text:p>13.218071</text:p>
          </table:table-cell>
          <table:table-cell table:style-name="ce23" office:value-type="float" office:value="13.21684" calcext:value-type="float">
            <text:p>13.21684</text:p>
          </table:table-cell>
          <table:table-cell table:style-name="ce28" office:value-type="float" office:value="99.590986" calcext:value-type="float">
            <text:p>99.590986</text:p>
          </table:table-cell>
          <table:table-cell table:style-name="ce28" office:value-type="float" office:value="99.574817" calcext:value-type="float">
            <text:p>99.574817</text:p>
          </table:table-cell>
          <table:table-cell table:style-name="ce33" office:value-type="float" office:value="846.874877" calcext:value-type="float">
            <text:p>846.874877</text:p>
          </table:table-cell>
          <table:table-cell table:style-name="ce33" office:value-type="float" office:value="845.851214" calcext:value-type="float">
            <text:p>845.851214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float" office:value="0.080999" calcext:value-type="float">
            <text:p>0.080999</text:p>
          </table:table-cell>
          <table:table-cell table:style-name="ce12" office:value-type="float" office:value="0.080998" calcext:value-type="float">
            <text:p>0.080998</text:p>
          </table:table-cell>
          <table:table-cell table:style-name="ce18" office:value-type="float" office:value="0.987233" calcext:value-type="float">
            <text:p>0.987233</text:p>
          </table:table-cell>
          <table:table-cell table:style-name="ce18" office:value-type="float" office:value="0.987155" calcext:value-type="float">
            <text:p>0.987155</text:p>
          </table:table-cell>
          <table:table-cell table:style-name="ce23" office:value-type="float" office:value="13.259494" calcext:value-type="float">
            <text:p>13.259494</text:p>
          </table:table-cell>
          <table:table-cell table:style-name="ce23" office:value-type="float" office:value="13.257943" calcext:value-type="float">
            <text:p>13.257943</text:p>
          </table:table-cell>
          <table:table-cell table:style-name="ce28" office:value-type="float" office:value="99.343232" calcext:value-type="float">
            <text:p>99.343232</text:p>
          </table:table-cell>
          <table:table-cell table:style-name="ce28" office:value-type="float" office:value="99.328345" calcext:value-type="float">
            <text:p>99.328345</text:p>
          </table:table-cell>
          <table:table-cell table:style-name="ce33" office:value-type="float" office:value="847.121567" calcext:value-type="float">
            <text:p>847.121567</text:p>
          </table:table-cell>
          <table:table-cell table:style-name="ce33" office:value-type="float" office:value="847.099114" calcext:value-type="float">
            <text:p>847.099114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float" office:value="0.082174" calcext:value-type="float">
            <text:p>0.082174</text:p>
          </table:table-cell>
          <table:table-cell table:style-name="ce12" office:value-type="float" office:value="0.082173" calcext:value-type="float">
            <text:p>0.082173</text:p>
          </table:table-cell>
          <table:table-cell table:style-name="ce18" office:value-type="float" office:value="0.997998" calcext:value-type="float">
            <text:p>0.997998</text:p>
          </table:table-cell>
          <table:table-cell table:style-name="ce18" office:value-type="float" office:value="0.997728" calcext:value-type="float">
            <text:p>0.997728</text:p>
          </table:table-cell>
          <table:table-cell table:style-name="ce23" office:value-type="float" office:value="13.212589" calcext:value-type="float">
            <text:p>13.212589</text:p>
          </table:table-cell>
          <table:table-cell table:style-name="ce23" office:value-type="float" office:value="13.21204" calcext:value-type="float">
            <text:p>13.21204</text:p>
          </table:table-cell>
          <table:table-cell table:style-name="ce28" office:value-type="float" office:value="99.538328" calcext:value-type="float">
            <text:p>99.538328</text:p>
          </table:table-cell>
          <table:table-cell table:style-name="ce28" office:value-type="float" office:value="99.527626" calcext:value-type="float">
            <text:p>99.527626</text:p>
          </table:table-cell>
          <table:table-cell table:style-name="ce33" office:value-type="float" office:value="848.915487" calcext:value-type="float">
            <text:p>848.915487</text:p>
          </table:table-cell>
          <table:table-cell table:style-name="ce33" office:value-type="float" office:value="848.894849" calcext:value-type="float">
            <text:p>848.894849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édia</text:p>
          </table:table-cell>
          <table:table-cell table:style-name="ce10" table:formula="of:=AVERAGE([.C46:.C50])" office:value-type="float" office:value="0.0954344" calcext:value-type="float">
            <text:p>0.0954344</text:p>
          </table:table-cell>
          <table:table-cell table:style-name="ce10" table:formula="of:=AVERAGE([.D46:.D50])" office:value-type="float" office:value="0.0954244" calcext:value-type="float">
            <text:p>0.0954244</text:p>
          </table:table-cell>
          <table:table-cell table:style-name="ce16" table:formula="of:=AVERAGE([.E46:.E50])" office:value-type="float" office:value="1.077221" calcext:value-type="float">
            <text:p>1.077221</text:p>
          </table:table-cell>
          <table:table-cell table:style-name="ce16" table:formula="of:=AVERAGE([.F46:.F50])" office:value-type="float" office:value="1.0770878" calcext:value-type="float">
            <text:p>1.0770878</text:p>
          </table:table-cell>
          <table:table-cell table:style-name="ce21" table:formula="of:=AVERAGE([.G46:.G50])" office:value-type="float" office:value="13.202514" calcext:value-type="float">
            <text:p>13.202514</text:p>
          </table:table-cell>
          <table:table-cell table:style-name="ce21" table:formula="of:=AVERAGE([.H46:.H50])" office:value-type="float" office:value="13.2011124" calcext:value-type="float">
            <text:p>13.2011124</text:p>
          </table:table-cell>
          <table:table-cell table:style-name="ce26" table:formula="of:=AVERAGE([.I46:.I50])" office:value-type="float" office:value="99.9726048" calcext:value-type="float">
            <text:p>99.9726048</text:p>
          </table:table-cell>
          <table:table-cell table:style-name="ce26" table:formula="of:=AVERAGE([.J46:.J50])" office:value-type="float" office:value="99.9585846" calcext:value-type="float">
            <text:p>99.9585846</text:p>
          </table:table-cell>
          <table:table-cell table:style-name="ce31" table:formula="of:=AVERAGE([.K46:.K48])" office:value-type="float" office:value="848.190698333333" calcext:value-type="float">
            <text:p>848.190698333333</text:p>
          </table:table-cell>
          <table:table-cell table:style-name="ce31" table:formula="of:=AVERAGE([.L46:.L48])" office:value-type="float" office:value="847.840323" calcext:value-type="float">
            <text:p>847.840323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10" table:formula="of:=MIN([.C46:.C50])" office:value-type="float" office:value="0.080999" calcext:value-type="float">
            <text:p>0.080999</text:p>
          </table:table-cell>
          <table:table-cell table:style-name="ce10" table:formula="of:=MIN([.D46:.D50])" office:value-type="float" office:value="0.080998" calcext:value-type="float">
            <text:p>0.080998</text:p>
          </table:table-cell>
          <table:table-cell table:style-name="ce16" table:formula="of:=MIN([.E46:.E50])" office:value-type="float" office:value="0.978726" calcext:value-type="float">
            <text:p>0.978726</text:p>
          </table:table-cell>
          <table:table-cell table:style-name="ce16" table:formula="of:=MIN([.F46:.F50])" office:value-type="float" office:value="0.978689" calcext:value-type="float">
            <text:p>0.978689</text:p>
          </table:table-cell>
          <table:table-cell table:style-name="ce21" table:formula="of:=MIN([.G46:.G50])" office:value-type="float" office:value="13.142203" calcext:value-type="float">
            <text:p>13.142203</text:p>
          </table:table-cell>
          <table:table-cell table:style-name="ce21" table:formula="of:=MIN([.H46:.H50])" office:value-type="float" office:value="13.140642" calcext:value-type="float">
            <text:p>13.140642</text:p>
          </table:table-cell>
          <table:table-cell table:style-name="ce26" table:formula="of:=MIN([.I46:.I50])" office:value-type="float" office:value="99.343232" calcext:value-type="float">
            <text:p>99.343232</text:p>
          </table:table-cell>
          <table:table-cell table:style-name="ce26" table:formula="of:=MIN([.J46:.J50])" office:value-type="float" office:value="99.328345" calcext:value-type="float">
            <text:p>99.328345</text:p>
          </table:table-cell>
          <table:table-cell table:style-name="ce31" table:formula="of:=MIN([.K46:.K48])" office:value-type="float" office:value="846.874877" calcext:value-type="float">
            <text:p>846.874877</text:p>
          </table:table-cell>
          <table:table-cell table:style-name="ce31" table:formula="of:=MIN([.L46:.L48])" office:value-type="float" office:value="845.851214" calcext:value-type="float">
            <text:p>845.851214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ax</text:p>
          </table:table-cell>
          <table:table-cell table:style-name="ce10" table:formula="of:=MAX([.C46:.C50])" office:value-type="float" office:value="0.145792" calcext:value-type="float">
            <text:p>0.145792</text:p>
          </table:table-cell>
          <table:table-cell table:style-name="ce10" table:formula="of:=MAX([.D46:.D50])" office:value-type="float" office:value="0.145776" calcext:value-type="float">
            <text:p>0.145776</text:p>
          </table:table-cell>
          <table:table-cell table:style-name="ce16" table:formula="of:=MAX([.E46:.E50])" office:value-type="float" office:value="1.431132" calcext:value-type="float">
            <text:p>1.431132</text:p>
          </table:table-cell>
          <table:table-cell table:style-name="ce16" table:formula="of:=MAX([.F46:.F50])" office:value-type="float" office:value="1.430891" calcext:value-type="float">
            <text:p>1.430891</text:p>
          </table:table-cell>
          <table:table-cell table:style-name="ce21" table:formula="of:=MAX([.G46:.G50])" office:value-type="float" office:value="13.259494" calcext:value-type="float">
            <text:p>13.259494</text:p>
          </table:table-cell>
          <table:table-cell table:style-name="ce21" table:formula="of:=MAX([.H46:.H50])" office:value-type="float" office:value="13.257943" calcext:value-type="float">
            <text:p>13.257943</text:p>
          </table:table-cell>
          <table:table-cell table:style-name="ce26" table:formula="of:=MAX([.I46:.I50])" office:value-type="float" office:value="101.691091" calcext:value-type="float">
            <text:p>101.691091</text:p>
          </table:table-cell>
          <table:table-cell table:style-name="ce26" table:formula="of:=MAX([.J46:.J50])" office:value-type="float" office:value="101.679896" calcext:value-type="float">
            <text:p>101.679896</text:p>
          </table:table-cell>
          <table:table-cell table:style-name="ce31" table:formula="of:=MAX([.K46:.K50])" office:value-type="float" office:value="848.915487" calcext:value-type="float">
            <text:p>848.915487</text:p>
          </table:table-cell>
          <table:table-cell table:style-name="ce31" table:formula="of:=MAX([.L46:.L50])" office:value-type="float" office:value="848.894849" calcext:value-type="float">
            <text:p>848.894849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DP</text:p>
          </table:table-cell>
          <table:table-cell table:style-name="ce10" table:formula="of:=STDEV([.C46:.C50])" office:value-type="float" office:value="0.0282052476199022" calcext:value-type="float">
            <text:p>0.0282052476199022</text:p>
          </table:table-cell>
          <table:table-cell table:style-name="ce10" table:formula="of:=STDEV([.D46:.D50])" office:value-type="float" office:value="0.0282019995266293" calcext:value-type="float">
            <text:p>0.0282019995266293</text:p>
          </table:table-cell>
          <table:table-cell table:style-name="ce16" table:formula="of:=STDEV([.E46:.E50])" office:value-type="float" office:value="0.197964445572936" calcext:value-type="float">
            <text:p>0.197964445572936</text:p>
          </table:table-cell>
          <table:table-cell table:style-name="ce16" table:formula="of:=STDEV([.F46:.F50])" office:value-type="float" office:value="0.197901589586087" calcext:value-type="float">
            <text:p>0.197901589586087</text:p>
          </table:table-cell>
          <table:table-cell table:style-name="ce21" table:formula="of:=STDEV([.G46:.G50])" office:value-type="float" office:value="0.0439459827401776" calcext:value-type="float">
            <text:p>0.0439459827401776</text:p>
          </table:table-cell>
          <table:table-cell table:style-name="ce21" table:formula="of:=STDEV([.H46:.H50])" office:value-type="float" office:value="0.0441102733305971" calcext:value-type="float">
            <text:p>0.0441102733305971</text:p>
          </table:table-cell>
          <table:table-cell table:style-name="ce26" table:formula="of:=STDEV([.I46:.I50])" office:value-type="float" office:value="0.969301572620564" calcext:value-type="float">
            <text:p>0.969301572620564</text:p>
          </table:table-cell>
          <table:table-cell table:style-name="ce26" table:formula="of:=STDEV([.J46:.J50])" office:value-type="float" office:value="0.970758036992381" calcext:value-type="float">
            <text:p>0.970758036992381</text:p>
          </table:table-cell>
          <table:table-cell table:style-name="ce31" table:formula="of:=STDEV([.K46:.K48])" office:value-type="float" office:value="1.13953471701629" calcext:value-type="float">
            <text:p>1.13953471701629</text:p>
          </table:table-cell>
          <table:table-cell table:style-name="ce31" table:formula="of:=STDEV([.L46:.L48])" office:value-type="float" office:value="1.72261892489632" calcext:value-type="float">
            <text:p>1.72261892489632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9"/>
          <table:table-cell table:style-name="ce19" office:value-type="string" calcext:value-type="string" table:number-columns-spanned="10" table:number-rows-spanned="1">
            <text:p>C (LPI)</text:p>
          </table:table-cell>
          <table:covered-table-cell table:number-columns-repeated="9" table:style-name="ce19"/>
          <table:table-cell table:number-columns-repeated="16372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Iterações</text:p>
          </table:table-cell>
          <table:table-cell table:style-name="ce19" office:value-type="string" calcext:value-type="string" table:number-columns-spanned="10" table:number-rows-spanned="1">
            <text:p>Tamanho das matrizes</text:p>
          </table:table-cell>
          <table:covered-table-cell table:number-columns-repeated="9" table:style-name="ce19"/>
          <table:table-cell table:number-columns-repeated="16372"/>
        </table:table-row>
        <table:table-row table:style-name="ro2">
          <table:table-cell/>
          <table:covered-table-cell table:style-name="ce7"/>
          <table:table-cell table:style-name="ce29" office:value-type="string" calcext:value-type="string" table:number-columns-spanned="2" table:number-rows-spanned="1">
            <text:p>512x512</text:p>
          </table:table-cell>
          <table:covered-table-cell table:style-name="ce29"/>
          <table:table-cell table:style-name="ce39" office:value-type="string" calcext:value-type="string" table:number-columns-spanned="2" table:number-rows-spanned="1">
            <text:p>1024x1024</text:p>
          </table:table-cell>
          <table:covered-table-cell table:style-name="ce39"/>
          <table:table-cell table:style-name="ce44" office:value-type="string" calcext:value-type="string" table:number-columns-spanned="2" table:number-rows-spanned="1">
            <text:p>2048x2048</text:p>
          </table:table-cell>
          <table:covered-table-cell table:style-name="ce44"/>
          <table:table-cell table:style-name="ce49" office:value-type="string" calcext:value-type="string" table:number-columns-spanned="2" table:number-rows-spanned="1">
            <text:p><text:s/>4096x4096</text:p>
          </table:table-cell>
          <table:covered-table-cell table:style-name="ce49"/>
          <table:table-cell table:style-name="ce54" office:value-type="string" calcext:value-type="string" table:number-columns-spanned="2" table:number-rows-spanned="1">
            <text:p>8192x8192</text:p>
          </table:table-cell>
          <table:covered-table-cell table:style-name="ce54"/>
          <table:table-cell table:number-columns-repeated="1637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float" office:value="0.040861" calcext:value-type="float">
            <text:p>0.040861</text:p>
          </table:table-cell>
          <table:table-cell table:style-name="ce12" office:value-type="float" office:value="0.0408" calcext:value-type="float">
            <text:p>0.0408</text:p>
          </table:table-cell>
          <table:table-cell table:style-name="ce18" office:value-type="float" office:value="0.402518" calcext:value-type="float">
            <text:p>0.402518</text:p>
          </table:table-cell>
          <table:table-cell table:style-name="ce18" office:value-type="float" office:value="0.402052" calcext:value-type="float">
            <text:p>0.402052</text:p>
          </table:table-cell>
          <table:table-cell table:style-name="ce23" office:value-type="float" office:value="3.135674" calcext:value-type="float">
            <text:p>3.135674</text:p>
          </table:table-cell>
          <table:table-cell table:style-name="ce23" office:value-type="float" office:value="3.134808" calcext:value-type="float">
            <text:p>3.134808</text:p>
          </table:table-cell>
          <table:table-cell table:style-name="ce28" office:value-type="float" office:value="26.816183" calcext:value-type="float">
            <text:p>26.816183</text:p>
          </table:table-cell>
          <table:table-cell table:style-name="ce28" office:value-type="float" office:value="26.813765" calcext:value-type="float">
            <text:p>26.813765</text:p>
          </table:table-cell>
          <table:table-cell table:style-name="ce33" office:value-type="float" office:value="215.379363" calcext:value-type="float">
            <text:p>215.379363</text:p>
          </table:table-cell>
          <table:table-cell table:style-name="ce33" office:value-type="float" office:value="215.347479" calcext:value-type="float">
            <text:p>215.347479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0.023952" calcext:value-type="float">
            <text:p>0.023952</text:p>
          </table:table-cell>
          <table:table-cell table:style-name="ce12" office:value-type="float" office:value="0.023935" calcext:value-type="float">
            <text:p>0.023935</text:p>
          </table:table-cell>
          <table:table-cell table:style-name="ce18" office:value-type="float" office:value="0.236514" calcext:value-type="float">
            <text:p>0.236514</text:p>
          </table:table-cell>
          <table:table-cell table:style-name="ce18" office:value-type="float" office:value="0.236443" calcext:value-type="float">
            <text:p>0.236443</text:p>
          </table:table-cell>
          <table:table-cell table:style-name="ce23" office:value-type="float" office:value="3.096684" calcext:value-type="float">
            <text:p>3.096684</text:p>
          </table:table-cell>
          <table:table-cell table:style-name="ce23" office:value-type="float" office:value="3.096459" calcext:value-type="float">
            <text:p>3.096459</text:p>
          </table:table-cell>
          <table:table-cell table:style-name="ce28" office:value-type="float" office:value="27.007359" calcext:value-type="float">
            <text:p>27.007359</text:p>
          </table:table-cell>
          <table:table-cell table:style-name="ce28" office:value-type="float" office:value="27.004076" calcext:value-type="float">
            <text:p>27.004076</text:p>
          </table:table-cell>
          <table:table-cell table:style-name="ce33" office:value-type="float" office:value="215.621669" calcext:value-type="float">
            <text:p>215.621669</text:p>
          </table:table-cell>
          <table:table-cell table:style-name="ce33" office:value-type="float" office:value="215.59613" calcext:value-type="float">
            <text:p>215.59613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float" office:value="0.023955" calcext:value-type="float">
            <text:p>0.023955</text:p>
          </table:table-cell>
          <table:table-cell table:style-name="ce12" office:value-type="float" office:value="0.023954" calcext:value-type="float">
            <text:p>0.023954</text:p>
          </table:table-cell>
          <table:table-cell table:style-name="ce18" office:value-type="float" office:value="0.228336" calcext:value-type="float">
            <text:p>0.228336</text:p>
          </table:table-cell>
          <table:table-cell table:style-name="ce18" office:value-type="float" office:value="0.228314" calcext:value-type="float">
            <text:p>0.228314</text:p>
          </table:table-cell>
          <table:table-cell table:style-name="ce23" office:value-type="float" office:value="3.127294" calcext:value-type="float">
            <text:p>3.127294</text:p>
          </table:table-cell>
          <table:table-cell table:style-name="ce23" office:value-type="float" office:value="3.127107" calcext:value-type="float">
            <text:p>3.127107</text:p>
          </table:table-cell>
          <table:table-cell table:style-name="ce28" office:value-type="float" office:value="27.031804" calcext:value-type="float">
            <text:p>27.031804</text:p>
          </table:table-cell>
          <table:table-cell table:style-name="ce28" office:value-type="float" office:value="27.028289" calcext:value-type="float">
            <text:p>27.028289</text:p>
          </table:table-cell>
          <table:table-cell table:style-name="ce33" office:value-type="float" office:value="215.039873" calcext:value-type="float">
            <text:p>215.039873</text:p>
          </table:table-cell>
          <table:table-cell table:style-name="ce33" office:value-type="float" office:value="214.999084" calcext:value-type="float">
            <text:p>214.999084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float" office:value="0.02473" calcext:value-type="float">
            <text:p>0.02473</text:p>
          </table:table-cell>
          <table:table-cell table:style-name="ce12" office:value-type="float" office:value="0.024729" calcext:value-type="float">
            <text:p>0.024729</text:p>
          </table:table-cell>
          <table:table-cell table:style-name="ce18" office:value-type="float" office:value="0.233948" calcext:value-type="float">
            <text:p>0.233948</text:p>
          </table:table-cell>
          <table:table-cell table:style-name="ce18" office:value-type="float" office:value="0.233899" calcext:value-type="float">
            <text:p>0.233899</text:p>
          </table:table-cell>
          <table:table-cell table:style-name="ce23" office:value-type="float" office:value="3.127211" calcext:value-type="float">
            <text:p>3.127211</text:p>
          </table:table-cell>
          <table:table-cell table:style-name="ce23" office:value-type="float" office:value="3.126974" calcext:value-type="float">
            <text:p>3.126974</text:p>
          </table:table-cell>
          <table:table-cell table:style-name="ce28" office:value-type="float" office:value="26.733877" calcext:value-type="float">
            <text:p>26.733877</text:p>
          </table:table-cell>
          <table:table-cell table:style-name="ce28" office:value-type="float" office:value="26.732711" calcext:value-type="float">
            <text:p>26.732711</text:p>
          </table:table-cell>
          <table:table-cell table:style-name="ce33" office:value-type="float" office:value="214.771367" calcext:value-type="float">
            <text:p>214.771367</text:p>
          </table:table-cell>
          <table:table-cell table:style-name="ce33" office:value-type="float" office:value="214.7518" calcext:value-type="float">
            <text:p>214.7518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number-columns-repeated="2" table:style-name="ce12" office:value-type="float" office:value="0.024014" calcext:value-type="float">
            <text:p>0.024014</text:p>
          </table:table-cell>
          <table:table-cell table:style-name="ce18" office:value-type="float" office:value="0.25145" calcext:value-type="float">
            <text:p>0.25145</text:p>
          </table:table-cell>
          <table:table-cell table:style-name="ce18" office:value-type="float" office:value="0.249832" calcext:value-type="float">
            <text:p>0.249832</text:p>
          </table:table-cell>
          <table:table-cell table:style-name="ce23" office:value-type="float" office:value="3.150673" calcext:value-type="float">
            <text:p>3.150673</text:p>
          </table:table-cell>
          <table:table-cell table:style-name="ce23" office:value-type="float" office:value="3.150044" calcext:value-type="float">
            <text:p>3.150044</text:p>
          </table:table-cell>
          <table:table-cell table:style-name="ce28" office:value-type="float" office:value="27.129737" calcext:value-type="float">
            <text:p>27.129737</text:p>
          </table:table-cell>
          <table:table-cell table:style-name="ce28" office:value-type="float" office:value="27.127597" calcext:value-type="float">
            <text:p>27.127597</text:p>
          </table:table-cell>
          <table:table-cell table:style-name="ce33" office:value-type="float" office:value="215.470578" calcext:value-type="float">
            <text:p>215.470578</text:p>
          </table:table-cell>
          <table:table-cell table:style-name="ce33" office:value-type="float" office:value="215.446724" calcext:value-type="float">
            <text:p>215.446724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édia</text:p>
          </table:table-cell>
          <table:table-cell table:style-name="ce10" table:formula="of:=AVERAGE([.C59:.C63])" office:value-type="float" office:value="0.0275024" calcext:value-type="float">
            <text:p>0.0275024</text:p>
          </table:table-cell>
          <table:table-cell table:style-name="ce10" table:formula="of:=AVERAGE([.D59:.D63])" office:value-type="float" office:value="0.0274864" calcext:value-type="float">
            <text:p>0.0274864</text:p>
          </table:table-cell>
          <table:table-cell table:style-name="ce16" table:formula="of:=AVERAGE([.E59:.E63])" office:value-type="float" office:value="0.2705532" calcext:value-type="float">
            <text:p>0.2705532</text:p>
          </table:table-cell>
          <table:table-cell table:style-name="ce16" table:formula="of:=AVERAGE([.F59:.F63])" office:value-type="float" office:value="0.270108" calcext:value-type="float">
            <text:p>0.270108</text:p>
          </table:table-cell>
          <table:table-cell table:style-name="ce21" table:formula="of:=AVERAGE([.G59:.G63])" office:value-type="float" office:value="3.1275072" calcext:value-type="float">
            <text:p>3.1275072</text:p>
          </table:table-cell>
          <table:table-cell table:style-name="ce21" table:formula="of:=AVERAGE([.H59:.H63])" office:value-type="float" office:value="3.1270784" calcext:value-type="float">
            <text:p>3.1270784</text:p>
          </table:table-cell>
          <table:table-cell table:style-name="ce26" table:formula="of:=AVERAGE([.I59:.I63])" office:value-type="float" office:value="26.943792" calcext:value-type="float">
            <text:p>26.943792</text:p>
          </table:table-cell>
          <table:table-cell table:style-name="ce26" table:formula="of:=AVERAGE([.J59:.J63])" office:value-type="float" office:value="26.9412876" calcext:value-type="float">
            <text:p>26.9412876</text:p>
          </table:table-cell>
          <table:table-cell table:style-name="ce31" table:formula="of:=AVERAGE([.K59:.K61])" office:value-type="float" office:value="215.346968333333" calcext:value-type="float">
            <text:p>215.346968333333</text:p>
          </table:table-cell>
          <table:table-cell table:style-name="ce31" table:formula="of:=AVERAGE([.L59:.L61])" office:value-type="float" office:value="215.314231" calcext:value-type="float">
            <text:p>215.314231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10" table:formula="of:=MIN([.C59:.C63])" office:value-type="float" office:value="0.023952" calcext:value-type="float">
            <text:p>0.023952</text:p>
          </table:table-cell>
          <table:table-cell table:style-name="ce10" table:formula="of:=MIN([.D59:.D63])" office:value-type="float" office:value="0.023935" calcext:value-type="float">
            <text:p>0.023935</text:p>
          </table:table-cell>
          <table:table-cell table:style-name="ce16" table:formula="of:=MIN([.E59:.E63])" office:value-type="float" office:value="0.228336" calcext:value-type="float">
            <text:p>0.228336</text:p>
          </table:table-cell>
          <table:table-cell table:style-name="ce16" table:formula="of:=MIN([.F59:.F63])" office:value-type="float" office:value="0.228314" calcext:value-type="float">
            <text:p>0.228314</text:p>
          </table:table-cell>
          <table:table-cell table:style-name="ce21" table:formula="of:=MIN([.G59:.G63])" office:value-type="float" office:value="3.096684" calcext:value-type="float">
            <text:p>3.096684</text:p>
          </table:table-cell>
          <table:table-cell table:style-name="ce21" table:formula="of:=MIN([.H59:.H63])" office:value-type="float" office:value="3.096459" calcext:value-type="float">
            <text:p>3.096459</text:p>
          </table:table-cell>
          <table:table-cell table:style-name="ce26" table:formula="of:=MIN([.I59:.I63])" office:value-type="float" office:value="26.733877" calcext:value-type="float">
            <text:p>26.733877</text:p>
          </table:table-cell>
          <table:table-cell table:style-name="ce26" table:formula="of:=MIN([.J59:.J63])" office:value-type="float" office:value="26.732711" calcext:value-type="float">
            <text:p>26.732711</text:p>
          </table:table-cell>
          <table:table-cell table:style-name="ce31" table:formula="of:=MIN([.K59:.K61])" office:value-type="float" office:value="215.039873" calcext:value-type="float">
            <text:p>215.039873</text:p>
          </table:table-cell>
          <table:table-cell table:style-name="ce31" table:formula="of:=MIN([.L59:.L61])" office:value-type="float" office:value="214.999084" calcext:value-type="float">
            <text:p>214.999084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ax</text:p>
          </table:table-cell>
          <table:table-cell table:style-name="ce10" table:formula="of:=MAX([.C59:.C63])" office:value-type="float" office:value="0.040861" calcext:value-type="float">
            <text:p>0.040861</text:p>
          </table:table-cell>
          <table:table-cell table:style-name="ce10" table:formula="of:=MAX([.D59:.D63])" office:value-type="float" office:value="0.0408" calcext:value-type="float">
            <text:p>0.0408</text:p>
          </table:table-cell>
          <table:table-cell table:style-name="ce16" table:formula="of:=MAX([.E59:.E63])" office:value-type="float" office:value="0.402518" calcext:value-type="float">
            <text:p>0.402518</text:p>
          </table:table-cell>
          <table:table-cell table:style-name="ce16" table:formula="of:=MAX([.F59:.F63])" office:value-type="float" office:value="0.402052" calcext:value-type="float">
            <text:p>0.402052</text:p>
          </table:table-cell>
          <table:table-cell table:style-name="ce21" table:formula="of:=MAX([.G59:.G63])" office:value-type="float" office:value="3.150673" calcext:value-type="float">
            <text:p>3.150673</text:p>
          </table:table-cell>
          <table:table-cell table:style-name="ce21" table:formula="of:=MAX([.H59:.H63])" office:value-type="float" office:value="3.150044" calcext:value-type="float">
            <text:p>3.150044</text:p>
          </table:table-cell>
          <table:table-cell table:style-name="ce26" table:formula="of:=MAX([.I59:.I63])" office:value-type="float" office:value="27.129737" calcext:value-type="float">
            <text:p>27.129737</text:p>
          </table:table-cell>
          <table:table-cell table:style-name="ce26" table:formula="of:=MAX([.J59:.J63])" office:value-type="float" office:value="27.127597" calcext:value-type="float">
            <text:p>27.127597</text:p>
          </table:table-cell>
          <table:table-cell table:style-name="ce31" table:formula="of:=MAX([.K59:.K63])" office:value-type="float" office:value="215.621669" calcext:value-type="float">
            <text:p>215.621669</text:p>
          </table:table-cell>
          <table:table-cell table:style-name="ce31" table:formula="of:=MAX([.L59:.L63])" office:value-type="float" office:value="215.59613" calcext:value-type="float">
            <text:p>215.59613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DP</text:p>
          </table:table-cell>
          <table:table-cell table:style-name="ce10" table:formula="of:=STDEV([.C59:.C63])" office:value-type="float" office:value="0.00747490329703335" calcext:value-type="float">
            <text:p>0.00747490329703335</text:p>
          </table:table-cell>
          <table:table-cell table:style-name="ce10" table:formula="of:=STDEV([.D59:.D63])" office:value-type="float" office:value="0.00744988344204123" calcext:value-type="float">
            <text:p>0.00744988344204123</text:p>
          </table:table-cell>
          <table:table-cell table:style-name="ce16" table:formula="of:=STDEV([.E59:.E63])" office:value-type="float" office:value="0.0742639557066549" calcext:value-type="float">
            <text:p>0.0742639557066549</text:p>
          </table:table-cell>
          <table:table-cell table:style-name="ce16" table:formula="of:=STDEV([.F59:.F63])" office:value-type="float" office:value="0.0741813616314772" calcext:value-type="float">
            <text:p>0.0741813616314772</text:p>
          </table:table-cell>
          <table:table-cell table:style-name="ce21" table:formula="of:=STDEV([.G59:.G63])" office:value-type="float" office:value="0.0197075731560229" calcext:value-type="float">
            <text:p>0.0197075731560229</text:p>
          </table:table-cell>
          <table:table-cell table:style-name="ce21" table:formula="of:=STDEV([.H59:.H63])" office:value-type="float" office:value="0.0195238627914663" calcext:value-type="float">
            <text:p>0.0195238627914663</text:p>
          </table:table-cell>
          <table:table-cell table:style-name="ce26" table:formula="of:=STDEV([.I59:.I63])" office:value-type="float" office:value="0.163333082047086" calcext:value-type="float">
            <text:p>0.163333082047086</text:p>
          </table:table-cell>
          <table:table-cell table:style-name="ce26" table:formula="of:=STDEV([.J59:.J63])" office:value-type="float" office:value="0.162779782899476" calcext:value-type="float">
            <text:p>0.162779782899476</text:p>
          </table:table-cell>
          <table:table-cell table:style-name="ce31" table:formula="of:=STDEV([.K59:.K61])" office:value-type="float" office:value="0.292247681300182" calcext:value-type="float">
            <text:p>0.292247681300182</text:p>
          </table:table-cell>
          <table:table-cell table:style-name="ce31" table:formula="of:=STDEV([.L59:.L61])" office:value-type="float" office:value="0.299908408780069" calcext:value-type="float">
            <text:p>0.299908408780069</text:p>
          </table:table-cell>
          <table:table-cell table:number-columns-repeated="16372"/>
        </table:table-row>
        <table:table-row table:style-name="ro1" table:number-rows-repeated="104850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/00/0000</text:date>, <text:time style:data-style-name="N2" text:time-value="13:58:56.4394515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7T13:04:23.620483433</meta:creation-date>
    <dc:date>2026-04-16T14:40:20.530213757</dc:date>
    <meta:editing-duration>PT4H40M4S</meta:editing-duration>
    <meta:editing-cycles>6</meta:editing-cycles>
    <meta:generator>LibreOffice/24.2.7.2$Linux_X86_64 LibreOffice_project/420$Build-2</meta:generator>
    <meta:document-statistic meta:table-count="1" meta:cell-count="521" meta:object-count="0"/>
  </office:meta>
</office:document-meta>
</file>